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eal" svg:font-family="AReal"/>
    <style:font-face style:name="Areal" svg:font-family="Areal"/>
    <style:font-face style:name="ARial" svg:font-family="ARial" style:font-family-generic="swiss"/>
    <style:font-face style:name="Arial1" svg:font-family="Arial" style:font-family-generic="swiss"/>
    <style:font-face style:name="Bitstream Vera Sans" svg:font-family="'Bitstream Vera Sans'" style:font-family-generic="swiss"/>
    <style:font-face style:name="URW Gothic L1" svg:font-family="'URW Gothic L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elle2" style:family="table">
      <style:table-properties style:width="6.6951in" table:align="margins"/>
    </style:style>
    <style:style style:name="Tabelle2.A" style:family="table-column">
      <style:table-column-properties style:column-width="6.6951in" style:rel-column-width="65535*"/>
    </style:style>
    <style:style style:name="Tabelle2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" style:family="table">
      <style:table-properties style:width="6.6951in" table:align="margins"/>
    </style:style>
    <style:style style:name="Tabelle1.A" style:family="table-column">
      <style:table-column-properties style:column-width="6.6951in" style:rel-column-width="65535*"/>
    </style:style>
    <style:style style:name="Tabelle1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72in" fo:margin-left="0in" fo:margin-right="-0.0021in" table:align="margins"/>
    </style:style>
    <style:style style:name="Table7.A" style:family="table-column">
      <style:table-column-properties style:column-width="0.8958in" style:rel-column-width="8766*"/>
    </style:style>
    <style:style style:name="Table7.B" style:family="table-column">
      <style:table-column-properties style:column-width="3.6465in" style:rel-column-width="35682*"/>
    </style:style>
    <style:style style:name="Table7.C" style:family="table-column">
      <style:table-column-properties style:column-width="2.1549in" style:rel-column-width="21087*"/>
    </style:style>
    <style:style style:name="Table7.A1" style:family="table-cell">
      <style:table-cell-properties fo:background-color="#ffffcc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6" style:family="table-row">
      <style:table-row-properties style:min-row-height="0.2632in"/>
    </style:style>
    <style:style style:name="Table7.A7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7.C7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URW Gothic L" fo:font-size="10pt" style:font-size-asian="10pt" style:font-name-complex="URW Gothic L" style:font-size-complex="10pt"/>
    </style:style>
    <style:style style:name="P10" style:family="paragraph" style:parent-style-name="Table_20_Contents"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0pt" officeooo:paragraph-rsid="0011099f" style:font-size-asian="10pt" style:font-size-complex="10pt"/>
    </style:style>
    <style:style style:name="P13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paragraph-rsid="001072ec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Arial" fo:font-size="10pt" fo:font-weight="normal" officeooo:paragraph-rsid="001072ec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Arial" fo:font-size="10pt" fo:font-weight="normal" officeooo:paragraph-rsid="0011099f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URW Gothic L" fo:font-size="10pt" style:font-size-asian="10pt" style:font-size-complex="10pt"/>
    </style:style>
    <style:style style:name="P18" style:family="paragraph" style:parent-style-name="Table_20_Contents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URW Gothic L"/>
    </style:style>
    <style:style style:name="T2" style:family="text">
      <style:text-properties style:font-name="URW Gothic L" officeooo:rsid="001072ec"/>
    </style:style>
    <style:style style:name="T3" style:family="text">
      <style:text-properties style:font-name="URW Gothic L" officeooo:rsid="0011099f"/>
    </style:style>
    <style:style style:name="T4" style:family="text">
      <style:text-properties style:font-name="Liberation Mono"/>
    </style:style>
    <style:style style:name="T5" style:family="text">
      <style:text-properties style:font-name="Lucida Sans"/>
    </style:style>
    <style:style style:name="T6" style:family="text">
      <style:text-properties style:font-name="Lucida Sans" style:font-name-complex="AReal"/>
    </style:style>
    <style:style style:name="T7" style:family="text">
      <style:text-properties style:font-name="AReal" style:font-name-complex="AReal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officeooo:rsid="001072ec"/>
    </style:style>
    <style:style style:name="T10" style:family="text">
      <style:text-properties officeooo:rsid="0011099f"/>
    </style:style>
    <style:style style:name="T11" style:family="text">
      <style:text-properties style:font-name="URW Gothic L1" officeooo:rsid="0011099f"/>
    </style:style>
    <style:style style:name="T12" style:family="text">
      <style:text-properties style:font-name="ARial" officeooo:rsid="001072ec"/>
    </style:style>
    <style:style style:name="T13" style:family="text">
      <style:text-properties style:font-name="ARial" officeooo:rsid="0011099f"/>
    </style:style>
    <style:style style:name="T14" style:family="text">
      <style:text-properties style:font-name="Bitstream Vera Sans" officeooo:rsid="00110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3D-Animation&gt;</text:p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7">Lernziele (als Info für Lehrer und Kursleiter / -betreuer)</text:p>
          </table:table-cell>
        </table:table-row>
        <table:table-row>
          <table:table-cell table:style-name="Tabelle2.A2" office:value-type="string">
            <text:p text:style-name="P10">Informatik: Computergraphik verstehen („Motivation: Wie funktioniert ein 3D-Trickfilm/3D-Computerspiel ?“)</text:p>
          </table:table-cell>
        </table:table-row>
        <table:table-row>
          <table:table-cell table:style-name="Tabelle2.A2" office:value-type="string">
            <text:p text:style-name="P10">Physik: Ort über Zeit-Diagramm (auch Geschwindigkeit) anhand des Animationsfensters verstehen</text:p>
          </table:table-cell>
        </table:table-row>
        <table:table-row>
          <table:table-cell table:style-name="Tabelle2.A2" office:value-type="string">
            <text:p text:style-name="P10">Mathematik: Rotationskörper verstehen</text:p>
          </table:table-cell>
        </table:table-row>
        <table:table-row>
          <table:table-cell table:style-name="Tabelle2.A2" office:value-type="string">
            <text:p text:style-name="P10">Informatik: Szenengraph als Computergraphikprinzip verstehen</text:p>
          </table:table-cell>
        </table:table-row>
        <table:table-row>
          <table:table-cell table:style-name="Tabelle2.A2" office:value-type="string">
            <text:p text:style-name="P5">Technik (Optional): Kinematische Kette (z.B. auch angewandt in der Robotik ) verstehen</text:p>
          </table:table-cell>
        </table:table-row>
        <table:table-row>
          <table:table-cell table:style-name="Tabelle2.A2" office:value-type="string">
            <text:p text:style-name="P13">Weiterführende Themen: Robotik-Simulation (Technik), das Skelett des Menschen (Biologie) </text:p>
          </table:table-cell>
        </table:table-row>
      </table:table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Kurzbeschreibung und Hinweise für Kursleiter / -betreuer</text:p>
          </table:table-cell>
        </table:table-row>
        <table:table-row>
          <table:table-cell table:style-name="Tabelle1.A2" office:value-type="string">
            <text:p text:style-name="P8">Einf<text:span text:style-name="T1">ü</text:span>hrung in ein vereinfachtes 3D-Computergraphik-Programm</text:p>
          </table:table-cell>
        </table:table-row>
        <table:table-row>
          <table:table-cell table:style-name="Tabelle1.A2" office:value-type="string">
            <text:p text:style-name="P9">Hinweise:</text:p>
          </table:table-cell>
        </table:table-row>
        <table:table-row>
          <table:table-cell table:style-name="Tabelle1.A2" office:value-type="string">
            <text:p text:style-name="P15"><text:span text:style-name="T9">Dieser Kurs setzt den Kurs „3D-Modellierung“</text:span></text:p>
          </table:table-cell>
        </table:table-row>
        <table:table-row>
          <table:table-cell table:style-name="Tabelle1.A2" office:value-type="string">
            <text:p text:style-name="P8"><text:span text:style-name="T7"/></text:p>
          </table:table-cell>
        </table:table-row>
        <table:table-row>
          <table:table-cell table:style-name="Tabelle1.A2" office:value-type="string">
            <text:p text:style-name="P17"/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">Ablaufpla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5 min</text:p>
          </table:table-cell>
          <table:table-cell table:style-name="Table7.A2" office:value-type="string">
            <text:p text:style-name="P18">Kurze Einführung in das Thema Computeranimation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">5 min</text:p>
          </table:table-cell>
          <table:table-cell table:style-name="Table7.A2" office:value-type="string">
            <text:p text:style-name="P4">Nur vorf<text:span text:style-name="T1">üh</text:span>ren: Beispiel „animierter Tierkopf“ <text:span text:style-name="T9">animieren</text:span>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2"><text:span text:style-name="T10">2 min</text:span></text:p>
          </table:table-cell>
          <table:table-cell table:style-name="Table7.A2" office:value-type="string">
            <text:p text:style-name="P14"><text:span text:style-name="T10">Ort</text:span><text:span text:style-name="T9">/Zeit </text:span><text:span text:style-name="T10">(Geschwindigkeits-</text:span><text:span text:style-name="T9">Diagramm </text:span><text:span text:style-name="T10">erw</text:span><text:span text:style-name="T10">ä</text:span><text:span text:style-name="T10">hnen</text:span></text:p>
          </table:table-cell>
          <table:table-cell table:style-name="Table7.C2" office:value-type="string">
            <text:p text:style-name="P16"><text:span text:style-name="T10">Theorie</text:span></text:p>
          </table:table-cell>
        </table:table-row>
        <table:table-row>
          <table:table-cell table:style-name="Table7.A2" office:value-type="string">
            <text:p text:style-name="P6">2 min</text:p>
          </table:table-cell>
          <table:table-cell table:style-name="Table7.A2" office:value-type="string">
            <text:p text:style-name="P15"><text:span text:style-name="T3">Bewegungs-</text:span><text:span text:style-name="T12">Animationen </text:span><text:span text:style-name="T14">ü</text:span><text:span text:style-name="T13">ber</text:span><text:span text:style-name="T12"> </text:span><text:span text:style-name="T13">Ort/Zeit-Diagramm </text:span><text:span text:style-name="T12">erstellen</text:span></text:p>
          </table:table-cell>
          <table:table-cell table:style-name="Table7.C2" office:value-type="string">
            <text:p text:style-name="P15"><text:span text:style-name="T9">Beginn praktische Übung</text:span></text:p>
          </table:table-cell>
        </table:table-row>
        <table:table-row table:style-name="Table7.6">
          <table:table-cell table:style-name="Table7.A2" office:value-type="string">
            <text:p text:style-name="P6"><text:span text:style-name="T10">2</text:span> min</text:p>
          </table:table-cell>
          <table:table-cell table:style-name="Table7.A2" office:value-type="string">
            <text:p text:style-name="P16"><text:span text:style-name="T10">Bewegungs-Animationen über Maustracking erstellen</text:span></text:p>
          </table:table-cell>
          <table:table-cell table:style-name="Table7.C2" office:value-type="string">
            <text:p text:style-name="P8"/>
          </table:table-cell>
        </table:table-row>
        <table:table-row>
          <table:table-cell table:style-name="Table7.A7" office:value-type="string">
            <text:p text:style-name="P6"><text:span text:style-name="T10">2</text:span> min</text:p>
          </table:table-cell>
          <table:table-cell table:style-name="Table7.A7" office:value-type="string">
            <text:p text:style-name="P16"><text:span text:style-name="T10">Morphing: </text:span></text:p>
          </table:table-cell>
          <table:table-cell table:style-name="Table7.C7" office:value-type="string">
            <text:p text:style-name="P8"/>
          </table:table-cell>
        </table:table-row>
        <table:table-row>
          <table:table-cell table:style-name="Table7.A7" office:value-type="string">
            <text:p text:style-name="P6">4 min</text:p>
          </table:table-cell>
          <table:table-cell table:style-name="Table7.A7" office:value-type="string">
            <text:p text:style-name="P8">Drehk<text:span text:style-name="T1">örper umwandeln („deformierbar machen“) <text:s/>um weitere Details (Nase/Maul) herauszuziehen </text:span></text:p>
          </table:table-cell>
          <table:table-cell table:style-name="Table7.C7" office:value-type="string">
            <text:p text:style-name="P8"/>
          </table:table-cell>
        </table:table-row>
        <table:table-row>
          <table:table-cell table:style-name="Table7.A7" office:value-type="string">
            <text:p text:style-name="P6">8 min</text:p>
          </table:table-cell>
          <table:table-cell table:style-name="Table7.A7" office:value-type="string">
            <text:p text:style-name="P8"/>
          </table:table-cell>
          <table:table-cell table:style-name="Table7.C7" office:value-type="string">
            <text:p text:style-name="P8">Ende praktische <text:span text:style-name="T1">Ü</text:span>bung</text:p>
          </table:table-cell>
        </table:table-row>
        <table:table-row>
          <table:table-cell table:style-name="Table7.A7" office:value-type="string">
            <text:p text:style-name="P6">1 min</text:p>
            <text:p text:style-name="P6">(mehr bei l<text:span text:style-name="T4">ä</text:span>ngerer</text:p>
            <text:p text:style-name="P6">Kursdauer)</text:p>
          </table:table-cell>
          <table:table-cell table:style-name="Table7.A7" office:value-type="string">
            <text:p text:style-name="P8">(optional) Pause, um eigene Idee zu entwickeln</text:p>
          </table:table-cell>
          <table:table-cell table:style-name="Table7.C7" office:value-type="string">
            <text:p text:style-name="P8"/>
          </table:table-cell>
        </table:table-row>
        <table:table-row>
          <table:table-cell table:style-name="Table7.A7" office:value-type="string">
            <text:p text:style-name="P6">12 min </text:p>
            <text:p text:style-name="P6">(mehr bei l<text:span text:style-name="T4">ä</text:span>ngerer</text:p>
            <text:p text:style-name="P6">Kursdauer)</text:p>
          </table:table-cell>
          <table:table-cell table:style-name="Table7.A7" office:value-type="string">
            <text:p text:style-name="P8">Freies Arbeiten</text:p>
            <text:p text:style-name="P8">Eigene Ideen umsetzen</text:p>
            <text:p text:style-name="P8">Ergebnis versch<text:span text:style-name="T1">ö</text:span>nern</text:p>
            <text:p text:style-name="P8">Indivuelle Hilfe</text:p>
          </table:table-cell>
          <table:table-cell table:style-name="Table7.C7" office:value-type="string">
            <text:p text:style-name="P8"/>
          </table:table-cell>
        </table:table-row>
        <table:table-row>
          <table:table-cell table:style-name="Table7.A7" office:value-type="string">
            <text:p text:style-name="P6">(8 min)</text:p>
          </table:table-cell>
          <table:table-cell table:style-name="Table7.A7" office:value-type="string">
            <text:p text:style-name="P8">(optinal) Kinetische Kette am Beispiel „winkender Arm“</text:p>
            <text:p text:style-name="P8">erkl<text:span text:style-name="T1">ä</text:span>ren (nur als Ausblick erkl<text:span text:style-name="T1">ären, nicht üben)</text:span></text:p>
          </table:table-cell>
          <table:table-cell table:style-name="Table7.C7" office:value-type="string">
            <text:p text:style-name="P4">(optional) Theori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eal" svg:font-family="AReal"/>
    <style:font-face style:name="Areal" svg:font-family="Areal"/>
    <style:font-face style:name="ARial" svg:font-family="ARial" style:font-family-generic="swiss"/>
    <style:font-face style:name="Arial1" svg:font-family="Arial" style:font-family-generic="swiss"/>
    <style:font-face style:name="Bitstream Vera Sans" svg:font-family="'Bitstream Vera Sans'" style:font-family-generic="swiss"/>
    <style:font-face style:name="URW Gothic L1" svg:font-family="'URW Gothic L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Ursula</meta:initial-creator>
    <meta:creation-date>2009-08-11T17:31:27</meta:creation-date>
    <dc:date>2011-02-16T18:46:47</dc:date>
    <meta:printed-by>Ursula </meta:printed-by>
    <meta:print-date>2009-08-19T15:35:15</meta:print-date>
    <meta:editing-cycles>313</meta:editing-cycles>
    <meta:editing-duration>PT51H40M40S</meta:editing-duration>
    <meta:document-statistic meta:table-count="3" meta:image-count="0" meta:object-count="0" meta:page-count="1" meta:paragraph-count="48" meta:word-count="185" meta:character-count="1490"/>
    <meta:user-defined meta:name="Info 1"/>
    <meta:user-defined meta:name="Info 2"/>
    <meta:user-defined meta:name="Info 3"/>
    <meta:user-defined meta:name="Info 4"/>
  </office:meta>
</office:document-meta>
</file>